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fo:margin-left="0.002cm" fo:margin-top="0cm" fo:margin-bottom="0cm" table:align="left" style:writing-mode="page"/>
    </style:style>
    <style:style style:name="Table1.A" style:family="table-column">
      <style:table-column-properties style:column-width="4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e1.B2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1.A8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e1.A9" style:family="table-cell">
      <style:table-cell-properties style:vertical-align="" fo:background-color="#d9e2f3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3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033350" style:font-name-asian="Arial1" style:font-size-asian="8pt" style:font-weight-asian="normal" style:font-name-complex="Arial1" style:font-size-complex="8pt" style:font-weight-complex="normal"/>
    </style:style>
    <style:style style:name="P4" style:family="paragraph" style:parent-style-name="Standard">
      <style:paragraph-properties fo:margin-top="0.053cm" fo:margin-bottom="0.053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P5" style:family="paragraph" style:parent-style-name="List_20_Paragraph" style:list-style-name="WWNum2">
      <style:paragraph-properties fo:margin-top="0.035cm" fo:margin-bottom="0.035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T1" style:family="text">
      <style:text-properties officeooo:rsid="001be1a6"/>
    </style:style>
    <style:style style:name="T2" style:family="text">
      <style:text-properties officeooo:rsid="000333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ICLO FORMATIVO</text:p>
          </table:table-cell>
          <table:table-cell table:style-name="Table1.B2" office:value-type="string">
            <text:p text:style-name="P2">Técnico en Sistemas Microinformáticos y Redes (SMR) – CFGM</text:p>
          </table:table-cell>
          <table:table-cell table:style-name="Table1.A1" office:value-type="string">
            <text:p text:style-name="P1">CURSO</text:p>
          </table:table-cell>
          <table:table-cell table:style-name="Table1.B2" office:value-type="string">
            <text:p text:style-name="P2">2.º curso</text:p>
          </table:table-cell>
        </table:table-row>
        <table:table-row table:style-name="Table1.1">
          <table:table-cell table:style-name="Table1.A1" office:value-type="string">
            <text:p text:style-name="P1">TÍTULO</text:p>
          </table:table-cell>
          <table:table-cell table:style-name="Table1.B2" table:number-columns-spanned="3" office:value-type="string">
            <text:p text:style-name="P2">Sistemas Operativos en Red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ÓDIGO UP</text:p>
          </table:table-cell>
          <table:table-cell table:style-name="Table1.B2" office:value-type="string">
            <text:p text:style-name="P2">UP06_LS02</text:p>
          </table:table-cell>
          <table:table-cell table:style-name="Table1.A1" office:value-type="string">
            <text:p text:style-name="P1">MÓDULO</text:p>
          </table:table-cell>
          <table:table-cell table:style-name="Table1.B2" office:value-type="string">
            <text:p text:style-name="P2">0224 – Sistemas Operativos en Red</text:p>
          </table:table-cell>
        </table:table-row>
        <table:table-row table:style-name="Table1.1">
          <table:table-cell table:style-name="Table1.A1" office:value-type="string">
            <text:p text:style-name="P1">DESCRIPCIÓN</text:p>
          </table:table-cell>
          <table:table-cell table:style-name="Table1.B2" table:number-columns-spanned="3" office:value-type="string">
            <text:p text:style-name="P2">Gestión centralizada de registros del sistema en Ubuntu Server. Análisis de logs con journalctl y archivos en /var/log/. Administración de servicios con systemctl. Configuración de logrotate para la rotación automática de registros. Identificación y resolución de incidencias a partir de los logs del sistema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HORAS</text:p>
          </table:table-cell>
          <table:table-cell table:style-name="Table1.B2" office:value-type="string">
            <text:p text:style-name="P2">4</text:p>
          </table:table-cell>
          <table:table-cell table:style-name="Table1.A1" office:value-type="string">
            <text:p text:style-name="P1">TEMPORALIZACIÓN</text:p>
          </table:table-cell>
          <table:table-cell table:style-name="Table1.B2" office:value-type="string">
            <text:p text:style-name="P3">2.do trimestre – semana <text:span text:style-name="T1">2</text:span><text:span text:style-name="T2">3-24</text:span></text:p>
          </table:table-cell>
        </table:table-row>
        <table:table-row table:style-name="Table1.1">
          <table:table-cell table:style-name="Table1.A1" office:value-type="string">
            <text:p text:style-name="P1">PCCF</text:p>
          </table:table-cell>
          <table:table-cell table:style-name="Table1.B2" table:number-columns-spanned="3" office:value-type="string">
            <text:p text:style-name="P4">Marco normativo aplicable (curso 2025-26, Comunitat Valenciana):</text:p>
            <text:p text:style-name="P4">· LO 3/2022, de 31 de marzo (LOIFP)</text:p>
            <text:p text:style-name="P4">· RD 659/2023, de 18 de julio</text:p>
            <text:p text:style-name="P4">· RD 1691/2007, de 14 de diciembre, modificado por RD 499/2024, de 21 de mayo</text:p>
            <text:p text:style-name="P4">· Decreto 114/2025, de 29 de julio, del Consell (DOGV 04.08.2025)</text:p>
            <text:p text:style-name="P4">· Resolución de 17 de julio de 2025 (instrucciones 2025-26 GVA)</text:p>
            <text:p text:style-name="P4">Estándares de competencia: UC0219_2 · UC0958_2 · UC0959_2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RESULTADOS DE APRENDIZAJE (RA)</text:p>
          </table:table-cell>
          <table:covered-table-cell/>
          <table:table-cell table:style-name="Table1.A8" table:number-columns-spanned="2" office:value-type="string">
            <text:p text:style-name="P1">CRITERIOS DE EVALUACIÓN (CE)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4">RA5 – Realiza tareas de monitorización y uso del sistema operativo en red, describiendo las herramientas utilizadas e identificando las principales incidencias.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5">f) Se han descrito los procesos de monitorización y uso del sistema.</text:p>
              </text:list-item>
              <text:list-item>
                <text:p text:style-name="P5">g) Se han detectado y resuelto las incidencias producidas en la monitorización y uso del sistema.</text:p>
              </text:list-item>
              <text:list-item>
                <text:p text:style-name="P5">h) Se han utilizado herramientas de administración remota para gestionar el sistema.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COMPETENCIAS PROFESIONALES</text:p>
          </table:table-cell>
          <table:covered-table-cell/>
          <table:table-cell table:style-name="Table1.A8" table:number-columns-spanned="2" office:value-type="string">
            <text:p text:style-name="P1">COMPETENCIAS PARA LA OCUPACIÓN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5">b) Instalar y configurar sistemas operativos y aplicaciones informáticas, asegurando su funcionamiento en condiciones de calidad y seguridad.</text:p>
              </text:list-item>
              <text:list-item>
                <text:p text:style-name="P5">f) Instalar, configurar y mantener servicios multiusuario, aplicaciones y dispositivos compartidos en un entorno de red local, atendiendo a las necesidades y requerimientos especificados.</text:p>
              </text:list-item>
              <text:list-item>
                <text:p text:style-name="P5">g) Ejecutar procedimientos de administración y control de sistemas microinformáticos y redes locales, registrando las incidencias y realizando las tareas necesarias para asegurar el correcto funcionamiento del sistema.</text:p>
              </text:list-item>
              <text:list-item>
                <text:p text:style-name="P5">h) Mantener sistemas microinformáticos y redes locales, sustituyendo, actualizando y ajustando sus componentes, para asegurar el rendimiento del sistema en condiciones de calidad y seguridad.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5">· Técnico instalador-reparador de equipos informáticos.</text:p>
              </text:list-item>
              <text:list-item>
                <text:p text:style-name="P5">· Técnico de soporte informático.</text:p>
              </text:list-item>
              <text:list-item>
                <text:p text:style-name="P5">· Técnico de redes de datos.</text:p>
              </text:list-item>
              <text:list-item>
                <text:p text:style-name="P5">· Operador de sistemas.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ORGANIZACIÓN CONTENIDOS</text:p>
          </table:table-cell>
          <table:covered-table-cell/>
          <table:table-cell table:style-name="Table1.A8" table:number-columns-spanned="2" office:value-type="string">
            <text:p text:style-name="P1">RECURSOS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5">1. Sistema de logging en Linux: syslog, rsyslog y systemd-journald.</text:p>
              </text:list-item>
              <text:list-item>
                <text:p text:style-name="P5">2. journalctl: filtrado por unidad, prioridad, fecha y boot (-u, -p, -S, -b).</text:p>
              </text:list-item>
              <text:list-item>
                <text:p text:style-name="P5">3. Estructura de /var/log/: auth.log, syslog, kern.log, dpkg.log, apt/history.log.</text:p>
              </text:list-item>
              <text:list-item>
                <text:p text:style-name="P5">4. Administración de servicios con systemctl: status, start, stop, restart, enable, disable.</text:p>
              </text:list-item>
              <text:list-item>
                <text:p text:style-name="P5">5. Análisis de incidencias reales a partir de logs: fallos <text:soft-page-break/>de autenticación, servicios caídos.</text:p>
              </text:list-item>
              <text:list-item>
                <text:p text:style-name="P5">6. Configuración de logrotate: /etc/logrotate.conf y /etc/logrotate.d/.</text:p>
              </text:list-item>
              <text:list-item>
                <text:p text:style-name="P5">7. Herramientas de análisis de texto: grep, awk, sed y tail -f sobre logs.</text:p>
              </text:list-item>
              <text:list-item>
                <text:p text:style-name="P5">8. Centralización básica de logs: reenvío remoto con rsyslog.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5">Aula de informática con VirtualBox / Hyper-V.</text:p>
              </text:list-item>
              <text:list-item>
                <text:p text:style-name="P5">VM: Ubuntu Server 20.04 LTS (continuación UP05).</text:p>
              </text:list-item>
              <text:list-item>
                <text:p text:style-name="P5">Pizarra digital / proyector.</text:p>
              </text:list-item>
              <text:list-item>
                <text:p text:style-name="P5">Fichas de prácticas guiadas.</text:p>
              </text:list-item>
              <text:list-item>
                <text:p text:style-name="P5">Paquetes: rsyslog, logrotate (preinstalados en Ubuntu Server).</text:p>
              </text:list-item>
              <text:list-item>
                <text:p text:style-name="P5">Documentación: man journalctl, man logrotate, man rsyslog.conf.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1">SECUENCIA (FASES)</text:p>
          </table:table-cell>
          <table:table-cell table:style-name="Table1.A8" office:value-type="string">
            <text:p text:style-name="P1">EVALUACIÓN</text:p>
          </table:table-cell>
          <table:table-cell table:style-name="Table1.A8" office:value-type="string">
            <text:p text:style-name="P1">METODOLOGÍA</text:p>
          </table:table-cell>
          <table:table-cell table:style-name="Table1.A8" office:value-type="string">
            <text:p text:style-name="P1">ADAPTACIONES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5">1. Activación inicial: ¿qué es lo primero que miras cuando un servicio falla?</text:p>
              </text:list-item>
              <text:list-item>
                <text:p text:style-name="P5">2. Exposición teórica: arquitectura de logging en Linux y systemd journal.</text:p>
              </text:list-item>
              <text:list-item>
                <text:p text:style-name="P5">3. Demostración guiada: análisis de un fallo de servicio real con journalctl y /var/log/.</text:p>
              </text:list-item>
              <text:list-item>
                <text:p text:style-name="P5">4. Práctica autónoma: escenario de incidencias (servicio caído, login fallido) + análisis de logs.</text:p>
              </text:list-item>
              <text:list-item>
                <text:p text:style-name="P5">5. Configuración de logrotate y reenvío rsyslog; puesta en común.</text:p>
              </text:list-item>
              <text:list-item>
                <text:p text:style-name="P5">6. Evaluación de la unidad.</text:p>
              </text:list-item>
            </text:list>
          </table:table-cell>
          <table:table-cell table:style-name="Table1.B2" office:value-type="string">
            <text:p text:style-name="P4">Instrumentos:</text:p>
            <text:p text:style-name="P4">· Práctica calificada: diagnóstico correcto de incidencias a partir de logs (60 %).</text:p>
            <text:p text:style-name="P4">· Informe técnico: descripción de la incidencia, log relevante y solución aplicada (30 %).</text:p>
            <text:p text:style-name="P4">· Observación directa / actitud (10 %).</text:p>
            <text:p text:style-name="P4">Mínimo: identificación del log y línea exacta que evidencia la incidencia planteada.</text:p>
          </table:table-cell>
          <table:table-cell table:style-name="Table1.B2" office:value-type="string">
            <text:list text:continue-numbering="true" text:style-name="WWNum2">
              <text:list-item>
                <text:p text:style-name="P5">Aprendizaje basado en tareas (ABT).</text:p>
              </text:list-item>
              <text:list-item>
                <text:p text:style-name="P5">Clase expositiva breve + demostración en tiempo real.</text:p>
              </text:list-item>
              <text:list-item>
                <text:p text:style-name="P5">Trabajo individual en máquina virtual.</text:p>
              </text:list-item>
              <text:list-item>
                <text:p text:style-name="P5">Elaboración de informe técnico de diagnóstico.</text:p>
              </text:list-item>
              <text:list-item>
                <text:p text:style-name="P5">Resolución colaborativa de incidencias.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5">Guía de filtros journalctl más comunes proporcionada para alumnado con dificultades.</text:p>
              </text:list-item>
              <text:list-item>
                <text:p text:style-name="P5">Ampliación: centralización de logs de varios servidores en un servidor rsyslog central.</text:p>
              </text:list-item>
              <text:list-item>
                <text:p text:style-name="P5">Agrupamientos flexibles durante la práctic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388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4-20T07:43:38.012000000</meta:creation-date>
    <dc:date>2026-04-23T09:00:26.572980508</dc:date>
    <meta:generator>LibreOffice/24.2.7.2$Linux_X86_64 LibreOffice_project/420$Build-2</meta:generator>
    <meta:editing-duration>PT7M20S</meta:editing-duration>
    <meta:document-statistic meta:table-count="1" meta:image-count="0" meta:object-count="0" meta:page-count="2" meta:paragraph-count="81" meta:word-count="685" meta:character-count="4560" meta:non-whitespace-character-count="3991"/>
  </office:meta>
</office:document-meta>
</file>